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cm"/>
    </style:style>
    <style:style style:name="co2" style:family="table-column">
      <style:table-column-properties fo:break-before="auto" style:column-width="24.69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GeocoderLocationType class</text:p>
          </table:table-cell>
          <table:covered-table-cell table:style-name="Default"/>
          <table:covered-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Describes the type of location returned from a geocode.</text:p>
          </table:table-cell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3">
          <table:table-cell table:style-name="ce2" office:value-type="string">
            <text:p>Constant</text:p>
          </table:table-cell>
          <table:table-cell table:number-columns-repeated="2"/>
        </table:table-row>
        <table:table-row table:style-name="ro4">
          <table:table-cell table:style-name="ce3" office:value-type="string">
            <text:p>Constant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PPROXIMATE</text:p>
          </table:table-cell>
          <table:table-cell office:value-type="string">
            <text:p>The returned result is approximate.</text:p>
          </table:table-cell>
          <table:table-cell/>
        </table:table-row>
        <table:table-row table:style-name="ro4">
          <table:table-cell office:value-type="string">
            <text:p>GEOMETRIC_CENTER</text:p>
          </table:table-cell>
          <table:table-cell office:value-type="string">
            <text:p>The returned result is the geometric center of a result such a line (e.g. street) or polygon (region).</text:p>
          </table:table-cell>
          <table:table-cell/>
        </table:table-row>
        <table:table-row table:style-name="ro5">
          <table:table-cell office:value-type="string">
            <text:p>RANGE_INTERPOLATED</text:p>
          </table:table-cell>
          <table:table-cell office:value-type="string">
            <text:p>The returned result reflects an approximation (usually on a road) interpolated between two precise points (such as intersections). Interpolated results are generally returned when rooftop geocodes are unavilable for a street address.</text:p>
          </table:table-cell>
          <table:table-cell/>
        </table:table-row>
        <table:table-row table:style-name="ro4">
          <table:table-cell office:value-type="string">
            <text:p>ROOFTOP</text:p>
          </table:table-cell>
          <table:table-cell office:value-type="string">
            <text:p>The returned result reflects a precise geocode.</text:p>
          </table:table-cell>
          <table:table-cell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11/07/2012</text:date>, <text:time>17:23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1T17:22:13.54</meta:creation-date>
    <dc:date>2012-07-11T17:23:30.41</dc:date>
    <meta:editing-duration>PT1M16S</meta:editing-duration>
    <meta:editing-cycles>1</meta:editing-cycles>
    <meta:document-statistic meta:table-count="3" meta:cell-count="13" meta:object-count="0"/>
    <meta:generator>OpenOffice.org/3.3$Win32 OpenOffice.org_project/330m20$Build-9567</meta:generator>
  </office:meta>
</office:document-meta>
</file>